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rzymskie1">
      <style:paragraph-properties fo:margin-top="0.199cm" fo:margin-bottom="0cm" loext:contextual-spacing="false"/>
    </style:style>
    <style:style style:name="P2" style:family="paragraph" style:parent-style-name="arabskie1" style:list-style-name="arabskie1"/>
    <style:style style:name="P3" style:family="paragraph" style:parent-style-name="arabskie3" style:list-style-name="arabskie3"/>
    <style:style style:name="P4" style:family="paragraph" style:parent-style-name="arabskie2" style:list-style-name="arabskie2"/>
    <style:style style:name="P5" style:family="paragraph" style:parent-style-name="arabskie4" style:list-style-name="arabskie4"/>
    <style:style style:name="P6" style:family="paragraph" style:parent-style-name="rzymskie1" style:list-style-name="rzymskie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2367614233" text:style-name="rzymskie1">
        <text:list-item>
          <text:p text:style-name="P1"><text:span text:style-name="T1">Literatura podmiotu:</text:span></text:p>
        </text:list-item>
      </text:list>
      <text:list xml:id="list1981033113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03312627771930" text:continue-list="list2367614233" text:style-name="rzymskie1">
        <text:list-item>
          <text:p text:style-name="P6"><text:span text:style-name="T1">Literatura przedmiotu</text:span>:</text:p>
        </text:list-item>
      </text:list>
      <text:list xml:id="list3577618140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03313194176274" text:continue-list="list103312627771930" text:style-name="rzymskie1">
        <text:list-item>
          <text:p text:style-name="P6"><text:span text:style-name="T1">Ramowy plan wypowiedzi</text:span>:</text:p>
        </text:list-item>
      </text:list>
      <text:list xml:id="list1428534664" text:style-name="arabskie1">
        <text:list-item>
          <text:p text:style-name="P2">Wstęp</text:p>
        </text:list-item>
      </text:list>
      <text:list xml:id="list3326509378" text:style-name="arabskie3">
        <text:list-item>
          <text:p text:style-name="P3">Rozważania dotyczące* osób sprawujących władzę oraz* sposobów rządzenia.</text:p>
        </text:list-item>
        <text:list-item>
          <text:p text:style-name="P3">"Ksiażę" Niccolo Machiavellego jako punkt odniesienia do analizy postępowania przedstawionych bohaterów – władców.</text:p>
        </text:list-item>
      </text:list>
      <text:list xml:id="list103311936245512" text:continue-list="list1428534664" text:style-name="arabskie1">
        <text:list-item>
          <text:p text:style-name="P2">Kolejność prezentowanych argumentów (treści)</text:p>
        </text:list-item>
      </text:list>
      <text:list xml:id="list1541596362" text:style-name="arabskie3">
        <text:list-item>
          <text:p text:style-name="P3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3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3">Zróżnicowanie* oceny postępowania Kreona jako:</text:p>
        </text:list-item>
      </text:list>
      <text:list xml:id="list468751322" text:style-name="arabskie4">
        <text:list-item>
          <text:p text:style-name="P5">władcy – tyrana i despoty surowo egzekwującego wydane prawa i rozkazy,</text:p>
        </text:list-item>
        <text:list-item>
          <text:p text:style-name="P5">władcy konsekwentnego, bezkompromisowego, pozbawionego prywaty, kierującego się interesami i obowiązkami państwa.</text:p>
        </text:list-item>
      </text:list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list xml:id="list103311955061501" text:continue-list="list103311936245512" text:style-name="arabskie1">
        <text:list-item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12832493155" text:continue-list="list103313194176274" text:style-name="rzymskie1">
        <text:list-item>
          <text:p text:style-name="P6">Materiały pomocnicze</text:p>
        </text:list-item>
      </text:list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master-page-name="">
      <style:paragraph-properties style:page-number="auto" style:writing-mode="page"/>
      <style:text-properties fo:font-weight="bold" style:font-size-asian="10.5pt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arabskie1" style:family="paragraph" style:parent-style-name="Standard" style:master-page-name="">
      <style:paragraph-properties fo:margin-left="0.7cm" fo:margin-right="0cm" fo:margin-top="0.101cm" fo:margin-bottom="0.101cm" loext:contextual-spacing="false" fo:text-indent="0.7cm" style:auto-text-indent="false" style:page-number="auto" style:shadow="none" style:writing-mode="page"/>
      <style:text-properties style:font-size-asian="10.5pt"/>
    </style:style>
    <style:style style:name="arabskie3" style:family="paragraph" style:parent-style-name="Standard">
      <loext:graphic-properties draw:fill="none"/>
      <style:paragraph-properties fo:margin-left="1.9cm" fo:margin-right="0cm" fo:text-indent="-0.6cm" style:auto-text-indent="false" fo:background-color="transparent" style:writing-mode="page">
        <style:tab-stops/>
      </style:paragraph-properties>
    </style:style>
    <style:style style:name="arabskie4" style:family="paragraph" style:parent-style-name="Standard" style:list-style-name="arabskie4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cm" fo:text-indent="-0.499cm" fo:margin-left="1.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2cm" fo:text-indent="0.439cm" fo:margin-left="1.46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1.402613629</meta:creation-date>
    <dc:date>2017-10-23T10:33:11.048909383</dc:date>
    <meta:editing-duration>PT2M16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26" meta:character-count="2622" meta:non-whitespace-character-count="2342"/>
  </office:meta>
</office:document-meta>
</file>